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DejaVu Sans Condensed" fo:font-size="16pt" officeooo:rsid="00155fa1" officeooo:paragraph-rsid="00155fa1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22b2c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22b2c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22b2cd" officeooo:paragraph-rsid="0022b2c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officeooo:rsid="0024a613" officeooo:paragraph-rsid="0024a613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24a613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22b2cd" officeooo:paragraph-rsid="00256eec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2dcf80" officeooo:paragraph-rsid="002dcf80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DejaVu Sans Mono" fo:font-size="7pt" officeooo:rsid="002dcf80" officeooo:paragraph-rsid="002dcf80" style:font-size-asian="7pt" style:font-size-complex="7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DejaVu Sans Mono" fo:font-size="7pt" officeooo:rsid="002dcf80" officeooo:paragraph-rsid="0048219f" style:font-size-asian="7pt" style:font-size-complex="7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48fa8b" officeooo:paragraph-rsid="0048fa8b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155fa1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155fa1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55fa1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55fa1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1abaa2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1abaa2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21de4a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21de4a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3fc345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3fc345"/>
    </style:style>
    <style:style style:name="P2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1d0df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1d0df"/>
    </style:style>
    <style:style style:name="P2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2ed5a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2ed5a"/>
    </style:style>
    <style:style style:name="P2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39dd0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39dd0"/>
    </style:style>
    <style:style style:name="P28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officeooo:rsid="00155fa1" officeooo:paragraph-rsid="0041ccb0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officeooo:rsid="00155fa1" officeooo:paragraph-rsid="0041ccb0"/>
    </style:style>
    <style:style style:name="P30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3509f7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3509f7"/>
    </style:style>
    <style:style style:name="P32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3cc1bf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3cc1bf"/>
    </style:style>
    <style:style style:name="P34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740f4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740f4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DejaVu Sans Condensed" fo:font-size="12pt" style:text-underline-style="none" officeooo:rsid="00155fa1" officeooo:paragraph-rsid="001c134a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DejaVu Sans Condensed" fo:font-size="12pt" style:text-underline-style="none" officeooo:rsid="00155fa1" officeooo:paragraph-rsid="001c134a"/>
    </style:style>
    <style:style style:name="T1" style:family="text">
      <style:text-properties officeooo:rsid="0022b2cd"/>
    </style:style>
    <style:style style:name="T2" style:family="text">
      <style:text-properties officeooo:rsid="0026e7a7"/>
    </style:style>
    <style:style style:name="T3" style:family="text">
      <style:text-properties style:font-name="DejaVu Sans Mono" officeooo:rsid="0024a613"/>
    </style:style>
    <style:style style:name="T4" style:family="text">
      <style:text-properties officeooo:rsid="0024a613"/>
    </style:style>
    <style:style style:name="T5" style:family="text">
      <style:text-properties style:font-name="DejaVu Sans Mono" officeooo:rsid="00256eec"/>
    </style:style>
    <style:style style:name="T6" style:family="text">
      <style:text-properties officeooo:rsid="00256eec"/>
    </style:style>
    <style:style style:name="T7" style:family="text">
      <style:text-properties officeooo:rsid="00333860"/>
    </style:style>
    <style:style style:name="T8" style:family="text">
      <style:text-properties officeooo:rsid="00466bd7"/>
    </style:style>
    <style:style style:name="T9" style:family="text">
      <style:text-properties officeooo:rsid="003a9862"/>
    </style:style>
    <style:style style:name="T10" style:family="text">
      <style:text-properties officeooo:rsid="0048219f"/>
    </style:style>
    <style:style style:name="T11" style:family="text">
      <style:text-properties officeooo:rsid="0019230e"/>
    </style:style>
    <style:style style:name="T12" style:family="text">
      <style:text-properties officeooo:rsid="001abaa2"/>
    </style:style>
    <style:style style:name="T13" style:family="text">
      <style:text-properties officeooo:rsid="001c134a"/>
    </style:style>
    <style:style style:name="T14" style:family="text">
      <style:text-properties officeooo:rsid="0021de4a"/>
    </style:style>
    <style:style style:name="T15" style:family="text">
      <style:text-properties officeooo:rsid="002961bf"/>
    </style:style>
    <style:style style:name="T16" style:family="text">
      <style:text-properties officeooo:rsid="003fc345"/>
    </style:style>
    <style:style style:name="T17" style:family="text">
      <style:text-properties officeooo:rsid="0041ccb0"/>
    </style:style>
    <style:style style:name="T18" style:family="text">
      <style:text-properties officeooo:rsid="0042ed5a"/>
    </style:style>
    <style:style style:name="T19" style:family="text">
      <style:text-properties officeooo:rsid="0041d0df"/>
    </style:style>
    <style:style style:name="T20" style:family="text">
      <style:text-properties officeooo:rsid="00439dd0"/>
    </style:style>
    <style:style style:name="T21" style:family="text">
      <style:text-properties officeooo:rsid="0044acad"/>
    </style:style>
    <style:style style:name="T22" style:family="text">
      <style:text-properties officeooo:rsid="00444e53"/>
    </style:style>
    <style:style style:name="T23" style:family="text">
      <style:text-properties officeooo:rsid="00415ad2"/>
    </style:style>
    <style:style style:name="T24" style:family="text">
      <style:text-properties style:text-underline-style="none"/>
    </style:style>
    <style:style style:name="T25" style:family="text">
      <style:text-properties style:text-position="0% 100%"/>
    </style:style>
    <style:style style:name="T26" style:family="text">
      <style:text-properties officeooo:rsid="003cc1bf"/>
    </style:style>
    <style:style style:name="T27" style:family="text">
      <style:text-properties officeooo:rsid="003b12dc"/>
    </style:style>
    <style:style style:name="T28" style:family="text">
      <style:text-properties officeooo:rsid="0037cb25"/>
    </style:style>
    <style:style style:name="T29" style:family="text">
      <style:text-properties officeooo:rsid="003509f7"/>
    </style:style>
    <style:style style:name="T30" style:family="text">
      <style:text-properties officeooo:rsid="003dcc18"/>
    </style:style>
    <style:style style:name="T31" style:family="text">
      <style:text-properties officeooo:rsid="003f4ac4"/>
    </style:style>
    <style:style style:name="T32" style:family="text">
      <style:text-properties officeooo:rsid="001740f4"/>
    </style:style>
    <style:style style:name="T33" style:family="text">
      <style:text-properties style:text-position="0% 100%" officeooo:rsid="001740f4"/>
    </style:style>
    <style:style style:name="T34" style:family="text">
      <style:text-properties officeooo:rsid="001cf087"/>
    </style:style>
    <style:style style:name="T35" style:family="text">
      <style:text-properties style:text-position="0% 100%" officeooo:rsid="001c1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vnBin manual (Govno Core 32)</text:p>
      <text:p text:style-name="P2">1.1. Start</text:p>
      <text:p text:style-name="P3"><text:s text:c="2"/>Write text here.</text:p>
      <text:p text:style-name="P2">1.<text:span text:style-name="T1">2</text:span>. <text:span text:style-name="T2">Memory layout</text:span></text:p>
      <text:p text:style-name="P3"><text:s text:c="2"/>Write text here.</text:p>
      <text:p text:style-name="P4">1.3. Register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R0-RF</text:p>
          </table:table-cell>
          <table:table-cell table:style-name="Table1.A1" office:value-type="string">
            <text:p text:style-name="P5">SP</text:p>
          </table:table-cell>
          <table:table-cell table:style-name="Table1.A1" office:value-type="string">
            <text:p text:style-name="P5">BP</text:p>
          </table:table-cell>
          <table:table-cell table:style-name="Table1.A1" office:value-type="string">
            <text:p text:style-name="P5">PC</text:p>
          </table:table-cell>
          <table:table-cell table:style-name="Table1.A1" office:value-type="string">
            <text:p text:style-name="P5">FLAGS</text:p>
          </table:table-cell>
          <table:table-cell table:style-name="Table1.F1" office:value-type="string">
            <text:p text:style-name="P5">E0-EF</text:p>
          </table:table-cell>
        </table:table-row>
      </table:table>
      <text:p text:style-name="P6"><text:s text:c="2"/><text:span text:style-name="T3">00-0Fh </text:span><text:span text:style-name="T4">R0-RF – General purpose (32-bit)</text:span></text:p>
      <text:p text:style-name="P6"><text:s text:c="2"/><text:span text:style-name="T3">10h <text:s text:c="3"/></text:span><text:span text:style-name="T4">SP – Stack Pointer (32-bit)</text:span></text:p>
      <text:p text:style-name="P6"><text:s text:c="2"/><text:span text:style-name="T3">11h <text:s text:c="3"/>BP</text:span><text:span text:style-name="T4"> – Base Pointer (32-bit)</text:span></text:p>
      <text:p text:style-name="P6"><text:s text:c="2"/><text:span text:style-name="T3">12h <text:s text:c="3"/>PC</text:span><text:span text:style-name="T4"> – Program counter (32-bit)</text:span></text:p>
      <text:p text:style-name="P6"><text:s text:c="2"/><text:span text:style-name="T3">13-14h </text:span><text:span text:style-name="T4">FLAGS – Flag registers (32-bit)</text:span></text:p>
      <text:p text:style-name="P6"><text:s text:c="2"/><text:span text:style-name="T3"><text:s text:c="2"/>13h <text:s/>ZFL</text:span><text:span text:style-name="T4"> – Zero flag</text:span></text:p>
      <text:p text:style-name="P6"><text:s text:c="2"/><text:span text:style-name="T3"><text:s text:c="2"/>14h <text:s/>NFL</text:span><text:span text:style-name="T4"> – Negative flag</text:span></text:p>
      <text:p text:style-name="P6"><text:s text:c="2"/><text:span text:style-name="T3"><text:s text:c="2"/>15h <text:s/>OFL</text:span><text:span text:style-name="T4"> – Overflow flag</text:span></text:p>
      <text:p text:style-name="P7"><text:s text:c="2"/><text:span text:style-name="T5">20-2F</text:span><text:span text:style-name="T3">h </text:span><text:span text:style-name="T6">E0-EF</text:span><text:span text:style-name="T4"> – </text:span><text:span text:style-name="T6">General purpose</text:span><text:span text:style-name="T4"> (32-bit)</text:span></text:p>
      <text:p text:style-name="P8">1.4. Instruction table</text:p>
      <text:p text:style-name="P9"><text:s text:c="3"/>00 <text:s text:c="4"/>01 <text:s text:c="4"/>02 <text:s text:c="4"/>03 <text:s text:c="4"/>04 <text:s text:c="4"/>05 <text:s text:c="4"/>06 <text:s text:c="4"/>07 <text:s text:c="4"/>08 <text:s text:c="4"/>09 <text:s text:c="4"/>0A <text:s text:c="4"/>0B <text:s text:c="4"/>0C <text:s text:c="4"/>0D <text:s text:c="4"/>0E <text:s text:c="4"/>0F</text:p>
      <text:p text:style-name="P9">00 NOP <text:s text:c="3"/>CPUID <text:s/>CSP <text:s text:c="3"/>FLF <text:s text:c="3"/>FLRA <text:s text:c="2"/>FLRB <text:s text:c="2"/>FLRC <text:s text:c="2"/>JMP <text:s text:c="3"/>JMI <text:s text:c="3"/><text:span text:style-name="T7">ADD <text:s text:c="3"/>ADDA <text:s text:c="2"/>SUB <text:s text:c="3"/>SUBA <text:s text:c="2"/>MUL <text:s text:c="3"/>MULA <text:s text:c="2"/>DIV</text:span></text:p>
      <text:p text:style-name="P9">10 <text:span text:style-name="T7">DIVA <text:s text:c="2"/></text:span><text:span text:style-name="T8">CLL</text:span></text:p>
      <text:p text:style-name="P9">20 RDD <text:s text:c="3"/><text:span text:style-name="T9">LOD</text:span></text:p>
      <text:p text:style-name="P9">30</text:p>
      <text:p text:style-name="P9">40 LAB%16 LAB%32 LAR%16 LAR%32</text:p>
      <text:p text:style-name="P9">50</text:p>
      <text:p text:style-name="P9">60</text:p>
      <text:p text:style-name="P10">70 <text:span text:style-name="T10">\n <text:s text:c="4"/>\d <text:s text:c="4"/>\f <text:s text:c="4"/>\g <text:s text:c="4"/>\A <text:s text:c="4"/>\B <text:s text:c="4"/>\C <text:s text:c="4"/>\D <text:s text:c="4"/>\E <text:s text:c="4"/>\F <text:s text:c="4"/>\G <text:s text:c="4"/>\H <text:s text:c="4"/>\I <text:s text:c="4"/>\J <text:s text:c="4"/>\K <text:s text:c="4"/>\Z</text:span></text:p>
      <text:p text:style-name="P11"/>
      <text:p text:style-name="P4">2. Instructions</text:p>
      <text:p text:style-name="P12">2.1. 00 – NOP</text:p>
      <text:p text:style-name="P12"><text:s text:c="2"/>Usage: NOP.</text:p>
      <text:p text:style-name="P13"><text:s text:c="2"/>NOP is a No Operation Instruction. It is used to skip some memory parts, but still executing them.</text:p>
      <text:p text:style-name="P12">2.2. <text:span text:style-name="T11">0</text:span><text:span text:style-name="T12">1</text:span> – <text:span text:style-name="T11">CPUID</text:span></text:p>
      <text:p text:style-name="P12"><text:s text:c="2"/>Usage: <text:span text:style-name="T11">CPUID</text:span>.</text:p>
      <text:p text:style-name="P13"><text:s text:c="2"/><text:span text:style-name="T11">Puts CPU information into R3 register.</text:span></text:p>
      <text:p text:style-name="P14">2.3. 02 – CSP</text:p>
      <text:p text:style-name="P14"><text:s text:c="2"/>Usage: CSP.</text:p>
      <text:p text:style-name="P15"><text:s text:c="2"/>Used to halt the program waiting for keypress. Doesn’t store the keypress.</text:p>
      <text:p text:style-name="P16">2.<text:span text:style-name="T12">4</text:span>. <text:span text:style-name="T11">0</text:span><text:span text:style-name="T12">3</text:span> – <text:span text:style-name="T12">FLF</text:span></text:p>
      <text:p text:style-name="P16"><text:s text:c="2"/>Usage: <text:span text:style-name="T12">FLF</text:span>.</text:p>
      <text:p text:style-name="P17"><text:s text:c="2"/><text:span text:style-name="T12">Flushes all flags.</text:span></text:p>
      <text:p text:style-name="P16">2.<text:span text:style-name="T12">5</text:span>. <text:span text:style-name="T11">0</text:span><text:span text:style-name="T12">4</text:span> – <text:span text:style-name="T12">FLRA</text:span></text:p>
      <text:p text:style-name="P16"><text:s text:c="2"/>Usage: <text:span text:style-name="T12">FLRA</text:span>.</text:p>
      <text:p text:style-name="P17"><text:s text:c="2"/><text:span text:style-name="T12">Flushes R0-RF registers.</text:span></text:p>
      <text:p text:style-name="P16">2.<text:span text:style-name="T12">6</text:span>. <text:span text:style-name="T11">0</text:span><text:span text:style-name="T12">5</text:span> – <text:span text:style-name="T12">FLRB</text:span></text:p>
      <text:p text:style-name="P16"><text:s text:c="2"/>Usage: <text:span text:style-name="T12">FLRB</text:span>.</text:p>
      <text:p text:style-name="P17"><text:s text:c="2"/><text:span text:style-name="T12">Flushes E0-EF registers.</text:span></text:p>
      <text:p text:style-name="P16">2.<text:span text:style-name="T12">7</text:span>. <text:span text:style-name="T11">0</text:span><text:span text:style-name="T12">6</text:span> – <text:span text:style-name="T12">FLRC</text:span></text:p>
      <text:p text:style-name="P16"><text:s text:c="2"/>Usage: <text:span text:style-name="T12">FLRC</text:span>.</text:p>
      <text:p text:style-name="P17"><text:s text:c="2"/><text:span text:style-name="T12">Flushes SP, BP registers.</text:span></text:p>
      <text:p text:style-name="P18">2.<text:span text:style-name="T13">8</text:span>. <text:span text:style-name="T11">0</text:span><text:span text:style-name="T13">7</text:span> – <text:span text:style-name="T13">JMP</text:span></text:p>
      <text:p text:style-name="P18"><text:soft-page-break/><text:s text:c="2"/>Usage: <text:span text:style-name="T13">JMP (A)</text:span>.</text:p>
      <text:p text:style-name="P19"><text:s text:c="2"/><text:span text:style-name="T13">Sets PC to (A).</text:span></text:p>
      <text:p text:style-name="P20">2.<text:span text:style-name="T14">9</text:span>. <text:span text:style-name="T11">0</text:span><text:span text:style-name="T14">8</text:span> – <text:span text:style-name="T13">JM</text:span><text:span text:style-name="T14">I</text:span></text:p>
      <text:p text:style-name="P20"><text:s text:c="2"/>Usage: <text:span text:style-name="T13">JM</text:span><text:span text:style-name="T14">I</text:span><text:span text:style-name="T13"> (A) </text:span><text:span text:style-name="T14">(B)</text:span>.</text:p>
      <text:p text:style-name="P21"><text:s text:c="2"/><text:span text:style-name="T14">If (A) equals 0, </text:span><text:span text:style-name="T13">Sets PC to (</text:span><text:span text:style-name="T14">B</text:span><text:span text:style-name="T13">) </text:span><text:span text:style-name="T14">only if Zero flag is set</text:span><text:span text:style-name="T13">.</text:span></text:p>
      <text:p text:style-name="P21"><text:s text:c="2"/><text:span text:style-name="T14">If (A) equals 1, </text:span><text:span text:style-name="T13">Sets PC to (</text:span><text:span text:style-name="T14">B</text:span><text:span text:style-name="T13">) </text:span><text:span text:style-name="T14">only if Negative flag is set</text:span><text:span text:style-name="T13">.</text:span></text:p>
      <text:p text:style-name="P21"><text:s text:c="2"/><text:span text:style-name="T14">If (A) equals </text:span><text:span text:style-name="T15">2</text:span><text:span text:style-name="T14">, </text:span><text:span text:style-name="T13">Sets PC to (</text:span><text:span text:style-name="T14">B</text:span><text:span text:style-name="T13">) </text:span><text:span text:style-name="T14">only if </text:span><text:span text:style-name="T15">Overflow</text:span><text:span text:style-name="T14"> flag is set</text:span><text:span text:style-name="T13">.</text:span></text:p>
      <text:p text:style-name="P22">2.<text:span text:style-name="T16">10</text:span>. <text:span text:style-name="T11">0</text:span><text:span text:style-name="T16">9</text:span> – <text:span text:style-name="T17">ADD</text:span></text:p>
      <text:p text:style-name="P22"><text:s text:c="2"/>Usage: <text:span text:style-name="T17">ADD (RA) (RB)</text:span>.</text:p>
      <text:p text:style-name="P23"><text:s text:c="2"/><text:span text:style-name="T17">Stores (RA)+(RB) into (RA).</text:span></text:p>
      <text:p text:style-name="P22">2.<text:span text:style-name="T16">1</text:span><text:span text:style-name="T17">1</text:span>. <text:span text:style-name="T11">0</text:span><text:span text:style-name="T17">A</text:span> – <text:span text:style-name="T17">ADDA</text:span></text:p>
      <text:p text:style-name="P22"><text:s text:c="2"/>Usage: <text:span text:style-name="T17">ADDA (RA) (RB) (RC)</text:span>.</text:p>
      <text:p text:style-name="P23"><text:s text:c="2"/><text:span text:style-name="T17">Stores (RA)+(RB) into (RC).</text:span></text:p>
      <text:p text:style-name="P24">2.<text:span text:style-name="T16">1</text:span><text:span text:style-name="T18">2</text:span>. <text:span text:style-name="T11">0</text:span><text:span text:style-name="T18">B</text:span> – <text:span text:style-name="T19">SUB</text:span></text:p>
      <text:p text:style-name="P24"><text:s text:c="2"/>Usage: <text:span text:style-name="T19">SUB</text:span><text:span text:style-name="T17"> (RA) (RB)</text:span>.</text:p>
      <text:p text:style-name="P25"><text:s text:c="2"/><text:span text:style-name="T17">Stores (RA)-(RB) into (RA).</text:span></text:p>
      <text:p text:style-name="P24">2.<text:span text:style-name="T16">1</text:span><text:span text:style-name="T18">3</text:span>. <text:span text:style-name="T11">0</text:span><text:span text:style-name="T18">C</text:span> – <text:span text:style-name="T19">SUB</text:span><text:span text:style-name="T17">A</text:span></text:p>
      <text:p text:style-name="P24"><text:s text:c="2"/>Usage: <text:span text:style-name="T19">SUB</text:span><text:span text:style-name="T17">A (RA) (RB) (RC)</text:span>.</text:p>
      <text:p text:style-name="P25"><text:s text:c="2"/><text:span text:style-name="T17">Stores (RA)-(RB) into (RC).</text:span></text:p>
      <text:p text:style-name="P26">2.<text:span text:style-name="T16">1</text:span><text:span text:style-name="T18">4</text:span>. <text:span text:style-name="T11">0</text:span><text:span text:style-name="T18">D</text:span> – <text:span text:style-name="T18">MUL</text:span></text:p>
      <text:p text:style-name="P26"><text:s text:c="2"/>Usage: <text:span text:style-name="T18">MUL</text:span><text:span text:style-name="T17"> (RA) (RB)</text:span>.</text:p>
      <text:p text:style-name="P27"><text:s text:c="2"/><text:span text:style-name="T17">Stores (RA)</text:span><text:span text:style-name="T18">*</text:span><text:span text:style-name="T17">(RB) into (RA).</text:span></text:p>
      <text:p text:style-name="P26">2.<text:span text:style-name="T16">1</text:span><text:span text:style-name="T18">5</text:span>. <text:span text:style-name="T11">0</text:span><text:span text:style-name="T18">E</text:span> – <text:span text:style-name="T18">MUL</text:span><text:span text:style-name="T17">A</text:span></text:p>
      <text:p text:style-name="P26"><text:s text:c="2"/>Usage: <text:span text:style-name="T18">MUL</text:span><text:span text:style-name="T17">A (RA) (RB) (RC)</text:span>.</text:p>
      <text:p text:style-name="P27"><text:s text:c="2"/><text:span text:style-name="T17">Stores (RA)</text:span><text:span text:style-name="T18">*</text:span><text:span text:style-name="T17">(RB) into (RC).</text:span></text:p>
      <text:p text:style-name="P26">2.<text:span text:style-name="T16">1</text:span><text:span text:style-name="T20">6</text:span>. <text:span text:style-name="T11">0</text:span><text:span text:style-name="T20">F</text:span> – <text:span text:style-name="T20">DIV</text:span></text:p>
      <text:p text:style-name="P26"><text:s text:c="2"/>Usage: <text:span text:style-name="T20">DIV</text:span><text:span text:style-name="T17"> (RA) (RB)</text:span>.</text:p>
      <text:p text:style-name="P27"><text:s text:c="2"/><text:span text:style-name="T17">Stores (RA)//(RB) </text:span><text:span text:style-name="T20">((no remainder))</text:span><text:span text:style-name="T17"> into (RA).</text:span></text:p>
      <text:p text:style-name="P26">2.<text:span text:style-name="T16">1</text:span><text:span text:style-name="T20">7</text:span>. <text:span text:style-name="T20">10</text:span> – <text:span text:style-name="T20">DIV</text:span><text:span text:style-name="T17">A</text:span></text:p>
      <text:p text:style-name="P26"><text:s text:c="2"/>Usage: <text:span text:style-name="T20">DIV</text:span><text:span text:style-name="T17">A (RA) (RB) (RC)</text:span>.</text:p>
      <text:p text:style-name="P27"><text:s text:c="2"/><text:span text:style-name="T17">Stores (RA)//(RB) </text:span><text:span text:style-name="T20">((no remainder))</text:span><text:span text:style-name="T17"> into (RC).</text:span></text:p>
      <text:p text:style-name="P26">2.<text:span text:style-name="T16">1</text:span><text:span text:style-name="T21">8</text:span>. <text:span text:style-name="T22">11</text:span> – <text:span text:style-name="T16">CLL</text:span></text:p>
      <text:p text:style-name="P28"><text:s text:c="2"/>Usage: <text:span text:style-name="T16">CLL</text:span>.</text:p>
      <text:p text:style-name="P29"><text:s text:c="2"/><text:span text:style-name="T16">Kernel call ((syscall)). </text:span><text:span text:style-name="T23">Uses registers R7-R9.</text:span></text:p>
      <text:p text:style-name="P28"><text:span text:style-name="T24">2.33. 20 – RDD</text:span></text:p>
      <text:p text:style-name="P30"><text:s text:c="2"/>Usage: RDD (R<text:span text:style-name="T25">A</text:span>) (R<text:span text:style-name="T25">B</text:span>).</text:p>
      <text:p text:style-name="P31"><text:s text:c="2"/>Loads a byte from the disk at position in the (RA) register, storing it in the (RB) register.</text:p>
      <text:p text:style-name="P32">2.3<text:span text:style-name="T26">4</text:span>. 2<text:span text:style-name="T27">1</text:span> – <text:span text:style-name="T28">LOD%16</text:span></text:p>
      <text:p text:style-name="P32"><text:s text:c="2"/>Usage: <text:span text:style-name="T28">LOD%</text:span><text:span text:style-name="T26">16</text:span> (R<text:span text:style-name="T25">A</text:span>) (<text:span text:style-name="T27">~</text:span><text:span text:style-name="T25">B</text:span>).</text:p>
      <text:p text:style-name="P33"><text:s text:c="2"/>Loads a byte from the <text:span text:style-name="T29">memory</text:span> at position (<text:span text:style-name="T27">~B</text:span>), storing it in the (R<text:span text:style-name="T27">A</text:span>) register <text:span text:style-name="T27">((16-bit)).</text:span></text:p>
      <text:p text:style-name="P32">2.3<text:span text:style-name="T26">5</text:span>. 2<text:span text:style-name="T26">2</text:span> – <text:span text:style-name="T28">LOD%</text:span><text:span text:style-name="T26">32</text:span></text:p>
      <text:p text:style-name="P32"><text:s text:c="2"/>Usage: <text:span text:style-name="T28">LOD%</text:span><text:span text:style-name="T26">32</text:span> (R<text:span text:style-name="T25">A</text:span>) (<text:span text:style-name="T27">~</text:span><text:span text:style-name="T25">B</text:span>).</text:p>
      <text:p text:style-name="P33"><text:s text:c="2"/>Loads a <text:span text:style-name="T30">word</text:span> from the <text:span text:style-name="T29">memory</text:span> at position (<text:span text:style-name="T27">~B</text:span>), storing it in the (R<text:span text:style-name="T27">A</text:span>) register <text:span text:style-name="T27">((</text:span><text:span text:style-name="T26">32</text:span><text:span text:style-name="T27">-bit)).</text:span></text:p>
      <text:p text:style-name="P32">2.3<text:span text:style-name="T26">6</text:span>. 2<text:span text:style-name="T26">3</text:span> – <text:span text:style-name="T26">LODU</text:span></text:p>
      <text:p text:style-name="P32"><text:s text:c="2"/>Usage: <text:span text:style-name="T28">LOD</text:span><text:span text:style-name="T26">U (A)</text:span> (R<text:span text:style-name="T25">A</text:span>) (<text:span text:style-name="T27">~</text:span><text:span text:style-name="T25">B</text:span>).</text:p>
      <text:p text:style-name="P33"><text:s text:c="2"/>Loads <text:span text:style-name="T31">(A)</text:span> byte<text:span text:style-name="T31">s</text:span> from the <text:span text:style-name="T29">memory</text:span> at position (<text:span text:style-name="T27">~B</text:span>), storing it in the (R<text:span text:style-name="T27">A</text:span>) register<text:span text:style-name="T27">.</text:span></text:p>
      <text:p text:style-name="P32">2.<text:span text:style-name="T32">65</text:span>. <text:span text:style-name="T32">4</text:span>0 – <text:span text:style-name="T32">LAB%16</text:span></text:p>
      <text:p text:style-name="P34"><text:s text:c="2"/>Usage: <text:span text:style-name="T32">LAB%16</text:span> (R<text:span text:style-name="T25">A</text:span>) (<text:span text:style-name="T33">A</text:span>).</text:p>
      <text:p text:style-name="P35"><text:soft-page-break/><text:s text:c="2"/><text:span text:style-name="T32">Sets register (RA) to value (A) ((16-bit)).</text:span></text:p>
      <text:p text:style-name="P36">2.<text:span text:style-name="T32">66</text:span>. <text:span text:style-name="T32">41</text:span> – <text:span text:style-name="T32">LAB%32</text:span></text:p>
      <text:p text:style-name="P36"><text:s text:c="2"/>Usage: <text:span text:style-name="T32">LAB%32</text:span> (R<text:span text:style-name="T25">A</text:span>) (<text:span text:style-name="T33">A</text:span>).</text:p>
      <text:p text:style-name="P37"><text:s text:c="2"/><text:span text:style-name="T32">Sets register (RA) to value (A) ((32-bit)).</text:span></text:p>
      <text:p text:style-name="P36">2.<text:span text:style-name="T32">6</text:span><text:span text:style-name="T13">7</text:span>. <text:span text:style-name="T32">4</text:span><text:span text:style-name="T13">2</text:span> – <text:span text:style-name="T32">LA</text:span><text:span text:style-name="T13">R</text:span><text:span text:style-name="T32">%</text:span><text:span text:style-name="T34">16</text:span></text:p>
      <text:p text:style-name="P36"><text:s text:c="2"/>Usage: <text:span text:style-name="T32">LA</text:span><text:span text:style-name="T13">R</text:span><text:span text:style-name="T32">%</text:span><text:span text:style-name="T13">16</text:span> (R<text:span text:style-name="T25">A</text:span>) (<text:span text:style-name="T35">RB</text:span>).</text:p>
      <text:p text:style-name="P37"><text:s text:c="2"/><text:span text:style-name="T32">Sets register (RA) to value </text:span><text:span text:style-name="T13">from register </text:span><text:span text:style-name="T32">(</text:span><text:span text:style-name="T13">RB</text:span><text:span text:style-name="T32">) ((</text:span><text:span text:style-name="T13">16</text:span><text:span text:style-name="T32">-bit)).</text:span></text:p>
      <text:p text:style-name="P36">2.<text:span text:style-name="T32">6</text:span><text:span text:style-name="T13">8</text:span>. <text:span text:style-name="T32">4</text:span><text:span text:style-name="T13">3</text:span> – <text:span text:style-name="T32">LA</text:span><text:span text:style-name="T13">R</text:span><text:span text:style-name="T32">%</text:span><text:span text:style-name="T13">32</text:span></text:p>
      <text:p text:style-name="P36"><text:s text:c="2"/>Usage: <text:span text:style-name="T32">LA</text:span><text:span text:style-name="T13">R</text:span><text:span text:style-name="T32">%</text:span><text:span text:style-name="T13">32</text:span> (R<text:span text:style-name="T25">A</text:span>) (<text:span text:style-name="T35">RB</text:span>).</text:p>
      <text:p text:style-name="P37"><text:s text:c="2"/><text:span text:style-name="T32">Sets register (RA) to value </text:span><text:span text:style-name="T13">from register </text:span><text:span text:style-name="T32">(</text:span><text:span text:style-name="T13">RB</text:span><text:span text:style-name="T32">) ((</text:span><text:span text:style-name="T13">32</text:span><text:span text:style-name="T32">-bit)).</text:span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20:43:13.233651371</meta:creation-date>
    <dc:date>2024-09-28T07:36:31.125396862</dc:date>
    <meta:editing-duration>PT1H48M26S</meta:editing-duration>
    <meta:editing-cycles>33</meta:editing-cycles>
    <meta:generator>LibreOffice/24.8.1.2$Linux_X86_64 LibreOffice_project/480$Build-2</meta:generator>
    <meta:document-statistic meta:table-count="1" meta:image-count="0" meta:object-count="0" meta:page-count="3" meta:paragraph-count="112" meta:word-count="539" meta:character-count="3219" meta:non-whitespace-character-count="2444"/>
  </office:meta>
</office:document-meta>
</file>